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03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9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002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2" style:family="graphic" style:parent-style-name="standard">
      <style:graphic-properties draw:stroke="none" draw:fill="none" fo:min-height="0.705cm"/>
    </style:style>
    <style:style style:name="gr13" style:family="graphic" style:parent-style-name="standard">
      <style:graphic-properties draw:marker-start="Arrow" draw:marker-end="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16" style:family="graphic" style:parent-style-name="standard">
      <style:graphic-properties draw:stroke="none" draw:fill="none" fo:min-height="0.47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overview</text:p>
          </draw:text-box>
        </draw:frame>
        <draw:custom-shape draw:style-name="gr1" draw:text-style-name="P1" draw:layer="layout" svg:width="6.6cm" svg:height="3.893cm" svg:x="2.4cm" svg:y="13.4cm">
          <text:p text:style-name="P1">Display-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cm" svg:height="3.893cm" svg:x="19.4cm" svg:y="13.107cm">
          <text:p text:style-name="P1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cm" svg:height="3.2cm" svg:x="9.8cm" svg:y="5.6cm">
          <text:p text:style-name="P1">HTTP-Serv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cm" svg:height="1.657cm" svg:x="9cm" svg:y="14cm">
          <draw:text-box>
            <text:p>Multicastgroup<text:line-break/>Sender</text:p>
          </draw:text-box>
        </draw:frame>
        <draw:frame draw:style-name="gr4" draw:text-style-name="P2" draw:layer="layout" svg:width="0.502cm" svg:height="1.187cm" svg:x="1.8cm" svg:y="8.6cm">
          <draw:text-box>
            <text:p/>
          </draw:text-box>
        </draw:frame>
        <draw:frame draw:style-name="gr3" draw:text-style-name="P2" draw:layer="layout" svg:width="5cm" svg:height="1.657cm" svg:x="14.4cm" svg:y="14cm">
          <draw:text-box>
            <text:p text:style-name="P3">Multicastgroup<text:line-break/>Receiver</text:p>
          </draw:text-box>
        </draw:frame>
        <draw:line draw:style-name="gr5" draw:text-style-name="P4" draw:layer="layout" svg:x1="7.2cm" svg:y1="13.6cm" svg:x2="12.8cm" svg:y2="8.6cm">
          <text:p/>
        </draw:line>
        <draw:line draw:style-name="gr6" draw:text-style-name="P4" draw:layer="layout" svg:x1="21cm" svg:y1="13.4cm" svg:x2="16.4cm" svg:y2="8.8cm">
          <text:p/>
        </draw:line>
        <draw:frame draw:style-name="gr7" draw:text-style-name="P2" draw:layer="layout" svg:width="1.455cm" svg:height="0.954cm" svg:x="18.345cm" svg:y="13.046cm">
          <draw:text-box>
            <text:p>0..*</text:p>
          </draw:text-box>
        </draw:frame>
        <draw:frame draw:style-name="gr8" draw:text-style-name="P2" draw:layer="layout" svg:width="1.2cm" svg:height="0.954cm" svg:x="9.2cm" svg:y="13.046cm">
          <draw:text-box>
            <text:p>1</text:p>
          </draw:text-box>
        </draw:frame>
        <draw:frame draw:style-name="gr8" draw:text-style-name="P2" draw:layer="layout" svg:width="4.2cm" svg:height="0.954cm" draw:transform="rotate (-0.771784595231893) translate (16.928cm 9.071cm)">
          <draw:text-box>
            <text:p>Websocket</text:p>
          </draw:text-box>
        </draw:frame>
        <draw:line draw:style-name="gr6" draw:text-style-name="P4" draw:layer="layout" svg:x1="15.6cm" svg:y1="8.8cm" svg:x2="20.4cm" svg:y2="13.6cm">
          <text:p/>
        </draw:line>
        <draw:frame draw:style-name="gr3" draw:text-style-name="P2" draw:layer="layout" svg:width="4cm" svg:height="1.657cm" svg:x="18.4cm" svg:y="9.6cm">
          <draw:text-box>
            <text:p>Tiledoc<text:line-break/>eval(msg))</text:p>
          </draw:text-box>
        </draw:frame>
        <draw:frame draw:style-name="gr3" draw:text-style-name="P2" draw:layer="layout" svg:width="4.4cm" svg:height="1.657cm" svg:x="14.8cm" svg:y="11.389cm">
          <draw:text-box>
            <text:p>/sendmouse<text:line-break/>/sendkey</text:p>
          </draw:text-box>
        </draw:frame>
        <draw:line draw:style-name="gr6" draw:text-style-name="P4" draw:layer="layout" svg:x1="8cm" svg:y1="13.8cm" svg:x2="13.6cm" svg:y2="8.8cm">
          <text:p/>
        </draw:line>
        <draw:connector draw:style-name="gr9" draw:text-style-name="P1" draw:layer="layout" svg:x1="25.034cm" svg:y1="13.677cm" svg:x2="14.8cm" svg:y2="5.6cm" draw:start-shape="id1" draw:start-glue-point="11" draw:end-shape="id2" draw:end-glue-point="0" svg:d="M25034 13677v-8578h-10234v501" svg:viewBox="0 0 10235 8579">
          <text:p/>
        </draw:connector>
        <draw:frame draw:style-name="gr10" draw:text-style-name="P2" draw:layer="layout" svg:width="3cm" svg:height="1cm" svg:x="24.8cm" svg:y="10cm">
          <draw:text-box>
            <text:p>/gettile</text:p>
          </draw:text-box>
        </draw:frame>
        <draw:frame draw:style-name="gr8" draw:text-style-name="P2" draw:layer="layout" svg:width="4.4cm" svg:height="0.954cm" svg:x="5cm" svg:y="10.046cm">
          <draw:text-box draw:corner-radius="0.4cm">
            <text:p>PUT /tile</text:p>
          </draw:text-box>
        </draw:frame>
        <draw:frame draw:style-name="gr11" draw:text-style-name="P2" draw:layer="layout" svg:width="3.4cm" svg:height="3.766cm" svg:x="11.8cm" svg:y="9.8cm">
          <draw:text-box>
            <text:p>/k key<text:line-break/>/m mouse</text:p>
            <text:p>/p press<text:line-break/>/r release</text:p>
          </draw:text-box>
        </draw:frame>
        <draw:frame draw:style-name="gr12" draw:text-style-name="P5" draw:layer="layout" svg:width="3.626cm" svg:height="0.955cm" draw:transform="rotate (0.715061394542077) translate (8.836cm 11.879cm)">
          <draw:text-box>
            <text:p>HTTP 1/1</text:p>
          </draw:text-box>
        </draw:frame>
        <draw:connector draw:style-name="gr13" draw:text-style-name="P1" draw:layer="layout" svg:x1="22.7cm" svg:y1="13.107cm" svg:x2="19.8cm" svg:y2="7.2cm" draw:start-shape="id1" draw:start-glue-point="4" draw:end-shape="id2" draw:end-glue-point="1" svg:d="M22700 13107v-5907h-2900" svg:viewBox="0 0 2901 5908">
          <text:p/>
        </draw:connector>
        <draw:frame draw:style-name="gr3" draw:text-style-name="P2" draw:layer="layout" svg:width="1.9cm" svg:height="1.657cm" svg:x="22.7cm" svg:y="10cm">
          <draw:text-box>
            <text:p>Tile<text:line-break/>PNG</text:p>
          </draw:text-box>
        </draw:frame>
        <draw:frame draw:style-name="gr8" draw:text-style-name="P2" draw:layer="layout" svg:width="4.4cm" svg:height="0.954cm" svg:x="6.031cm" svg:y="9.077cm">
          <draw:text-box>
            <text:p>PUT /tiledoc</text:p>
          </draw:text-box>
        </draw:frame>
        <draw:frame draw:style-name="gr8" draw:text-style-name="P2" draw:layer="layout" svg:width="1.6cm" svg:height="0.954cm" svg:x="7cm" svg:y="11cm">
          <draw:text-box>
            <text:p>0..*</text:p>
          </draw:text-box>
        </draw:frame>
        <draw:frame draw:style-name="gr14" draw:text-style-name="P2" draw:layer="layout" svg:width="2.8cm" svg:height="1.187cm" svg:x="4cm" svg:y="16.2cm">
          <draw:text-box>
            <text:p/>
          </draw:text-box>
        </draw:frame>
        <draw:frame draw:style-name="gr15" draw:text-style-name="P6" draw:layer="layout" svg:width="2.8cm" svg:height="0.857cm" svg:x="4.2cm" svg:y="13.943cm">
          <draw:text-box>
            <text:p><text:span text:style-name="T1">HTTPClient</text:span></text:p>
          </draw:text-box>
        </draw:frame>
        <draw:frame draw:style-name="gr16" draw:text-style-name="P7" draw:layer="layout" svg:width="3.05cm" svg:height="0.722cm" svg:x="10.15cm" svg:y="5.8cm">
          <draw:text-box>
            <text:p><text:span text:style-name="T1">SocketServer</text:span></text:p>
          </draw:text-box>
        </draw:frame>
        <draw:frame draw:style-name="gr17" draw:text-style-name="P6" draw:layer="layout" svg:width="2.2cm" svg:height="0.869cm" svg:x="21.6cm" svg:y="13.531cm">
          <draw:text-box>
            <text:p><text:span text:style-name="T1">ajaxvn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9:00:51.330199857</meta:creation-date>
    <dc:date>2020-04-19T20:08:54.845351550</dc:date>
    <meta:editing-duration>PT11H47M1S</meta:editing-duration>
    <meta:editing-cycles>6</meta:editing-cycles>
    <meta:generator>LibreOffice/5.3.6.1$Linux_X86_64 LibreOffice_project/30$Build-1</meta:generator>
    <meta:document-statistic meta:object-count="52"/>
  </office:meta>
</office:document-meta>
</file>